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7 月 份" calcext:value-type="string">
              <text:p><text:s text:c="7"/>中 華 民 國 102 年 7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5511" calcext:value-type="float">
            <text:p><text:s text:c="3"/>5,511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23" office:value-type="float" office:value="2.78" calcext:value-type="float">
            <text:p><text:s text:c="3"/>2.78 </text:p>
          </table:table-cell>
          <table:table-cell table:style-name="ce27" office:value-type="float" office:value="2603" calcext:value-type="float">
            <text:p><text:s text:c="3"/>2,603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31" calcext:value-type="float">
            <text:p><text:s text:c="3"/>1.31 </text:p>
          </table:table-cell>
          <table:table-cell table:style-name="ce27" office:value-type="float" office:value="16221" calcext:value-type="float">
            <text:p><text:s text:c="3"/>16,221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18" calcext:value-type="float">
            <text:p><text:s text:c="3"/>8.18 </text:p>
          </table:table-cell>
          <table:table-cell table:style-name="ce27" office:value-type="float" office:value="13618" calcext:value-type="float">
            <text:p><text:s text:c="3"/>13,618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7" calcext:value-type="float">
            <text:p><text:s text:c="3"/>6.87 </text:p>
          </table:table-cell>
          <table:table-cell table:style-name="ce27" office:value-type="float" office:value="11263" calcext:value-type="float">
            <text:p><text:s text:c="3"/>11,263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8" calcext:value-type="float">
            <text:p><text:s text:c="3"/>5.68 </text:p>
          </table:table-cell>
          <table:table-cell table:style-name="ce27" office:value-type="float" office:value="5024" calcext:value-type="float">
            <text:p><text:s text:c="3"/>5,024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3" calcext:value-type="float">
            <text:p><text:s text:c="3"/>2.53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819" calcext:value-type="float">
            <text:p><text:s text:c="3"/>1,819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3" calcext:value-type="float">
            <text:p><text:s text:c="3"/>5.43 </text:p>
          </table:table-cell>
          <table:table-cell table:style-name="ce27" office:value-type="float" office:value="1253" calcext:value-type="float">
            <text:p><text:s text:c="3"/>1,253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74" calcext:value-type="float">
            <text:p><text:s text:c="3"/>3.74 </text:p>
          </table:table-cell>
          <table:table-cell table:style-name="ce27" office:value-type="float" office:value="2978" calcext:value-type="float">
            <text:p><text:s text:c="3"/>2,978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88" calcext:value-type="float">
            <text:p><text:s text:c="3"/>8.88 </text:p>
          </table:table-cell>
          <table:table-cell table:style-name="ce27" office:value-type="float" office:value="1725" calcext:value-type="float">
            <text:p><text:s text:c="3"/>1,725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15" calcext:value-type="float">
            <text:p><text:s text:c="3"/>5.15 </text:p>
          </table:table-cell>
          <table:table-cell table:style-name="ce27" office:value-type="float" office:value="2170" calcext:value-type="float">
            <text:p><text:s text:c="3"/>2,170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7" calcext:value-type="float">
            <text:p><text:s text:c="3"/>6.47 </text:p>
          </table:table-cell>
          <table:table-cell table:style-name="ce27" office:value-type="float" office:value="940" calcext:value-type="float">
            <text:p><text:s text:c="3"/>940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38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818" calcext:value-type="float">
            <text:p><text:s text:c="3"/>818 </text:p>
          </table:table-cell>
          <table:table-cell table:style-name="ce23" office:value-type="float" office:value="0.31" calcext:value-type="float">
            <text:p><text:s text:c="3"/>0.31 </text:p>
          </table:table-cell>
          <table:table-cell table:style-name="ce23" office:value-type="float" office:value="3.59" calcext:value-type="float">
            <text:p><text:s text:c="3"/>3.59 </text:p>
          </table:table-cell>
          <table:table-cell table:style-name="ce27" office:value-type="float" office:value="773" calcext:value-type="float">
            <text:p><text:s text:c="3"/>773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39" calcext:value-type="float">
            <text:p><text:s text:c="3"/>3.39 </text:p>
          </table:table-cell>
          <table:table-cell table:style-name="ce27" office:value-type="float" office:value="2141" calcext:value-type="float">
            <text:p><text:s text:c="3"/>2,141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4" calcext:value-type="float">
            <text:p><text:s text:c="3"/>9.40 </text:p>
          </table:table-cell>
          <table:table-cell table:style-name="ce27" office:value-type="float" office:value="1368" calcext:value-type="float">
            <text:p><text:s text:c="3"/>1,368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.01" calcext:value-type="float">
            <text:p><text:s text:c="3"/>6.01 </text:p>
          </table:table-cell>
          <table:table-cell table:style-name="ce27" office:value-type="float" office:value="1541" calcext:value-type="float">
            <text:p><text:s text:c="3"/>1,541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77" calcext:value-type="float">
            <text:p><text:s text:c="3"/>6.77 </text:p>
          </table:table-cell>
          <table:table-cell table:style-name="ce27" office:value-type="float" office:value="506" calcext:value-type="float">
            <text:p><text:s text:c="3"/>506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61" calcext:value-type="float">
            <text:p><text:s text:c="3"/>1,461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39" calcext:value-type="float">
            <text:p><text:s text:c="3"/>6.39 </text:p>
          </table:table-cell>
          <table:table-cell table:style-name="ce27" office:value-type="float" office:value="630" calcext:value-type="float">
            <text:p><text:s text:c="3"/>630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2.75" calcext:value-type="float">
            <text:p><text:s text:c="3"/>2.75 </text:p>
          </table:table-cell>
          <table:table-cell table:style-name="ce27" office:value-type="float" office:value="1963" calcext:value-type="float">
            <text:p><text:s text:c="3"/>1,963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58" calcext:value-type="float">
            <text:p><text:s text:c="3"/>8.58 </text:p>
          </table:table-cell>
          <table:table-cell table:style-name="ce27" office:value-type="float" office:value="1333" calcext:value-type="float">
            <text:p><text:s text:c="3"/>1,333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82" calcext:value-type="float">
            <text:p><text:s text:c="3"/>5.82 </text:p>
          </table:table-cell>
          <table:table-cell table:style-name="ce27" office:value-type="float" office:value="1385" calcext:value-type="float">
            <text:p><text:s text:c="3"/>1,385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.05" calcext:value-type="float">
            <text:p><text:s text:c="3"/>6.05 </text:p>
          </table:table-cell>
          <table:table-cell table:style-name="ce27" office:value-type="float" office:value="560" calcext:value-type="float">
            <text:p><text:s text:c="3"/>56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5" calcext:value-type="float">
            <text:p><text:s text:c="3"/>2.45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94" calcext:value-type="float">
            <text:p><text:s text:c="3"/>94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7" office:value-type="float" office:value="-68" calcext:value-type="float">
            <text:p><text:s/>－68 </text:p>
          </table:table-cell>
          <table:table-cell table:style-name="ce23" office:value-type="float" office:value="-0.04" calcext:value-type="float">
            <text:p><text:s/>－0.04 </text:p>
          </table:table-cell>
          <table:table-cell table:style-name="ce23" office:value-type="float" office:value="-0.43" calcext:value-type="float">
            <text:p><text:s/>－0.43 </text:p>
          </table:table-cell>
          <table:table-cell table:style-name="ce27" office:value-type="float" office:value="1190" calcext:value-type="float">
            <text:p><text:s text:c="3"/>1,190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4" calcext:value-type="float">
            <text:p><text:s text:c="3"/>7.44 </text:p>
          </table:table-cell>
          <table:table-cell table:style-name="ce27" office:value-type="float" office:value="1258" calcext:value-type="float">
            <text:p><text:s text:c="3"/>1,258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87" calcext:value-type="float">
            <text:p><text:s text:c="3"/>7.87 </text:p>
          </table:table-cell>
          <table:table-cell table:style-name="ce27" office:value-type="float" office:value="752" calcext:value-type="float">
            <text:p><text:s text:c="3"/>752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7" calcext:value-type="float">
            <text:p><text:s text:c="3"/>4.70 </text:p>
          </table:table-cell>
          <table:table-cell table:style-name="ce27" office:value-type="float" office:value="389" calcext:value-type="float">
            <text:p><text:s text:c="3"/>389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3" calcext:value-type="float">
            <text:p><text:s text:c="3"/>2.43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24" calcext:value-type="float">
            <text:p><text:s text:c="3"/>324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37" calcext:value-type="float">
            <text:p><text:s text:c="3"/>1.37 </text:p>
          </table:table-cell>
          <table:table-cell table:style-name="ce27" office:value-type="float" office:value="149" calcext:value-type="float">
            <text:p><text:s text:c="3"/>149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7" office:value-type="float" office:value="1850" calcext:value-type="float">
            <text:p><text:s text:c="3"/>1,850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84" calcext:value-type="float">
            <text:p><text:s text:c="3"/>7.84 </text:p>
          </table:table-cell>
          <table:table-cell table:style-name="ce27" office:value-type="float" office:value="1701" calcext:value-type="float">
            <text:p><text:s text:c="3"/>1,701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21" calcext:value-type="float">
            <text:p><text:s text:c="3"/>7.21 </text:p>
          </table:table-cell>
          <table:table-cell table:style-name="ce27" office:value-type="float" office:value="1255" calcext:value-type="float">
            <text:p><text:s text:c="3"/>1,255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32" calcext:value-type="float">
            <text:p><text:s text:c="3"/>5.32 </text:p>
          </table:table-cell>
          <table:table-cell table:style-name="ce27" office:value-type="float" office:value="618" calcext:value-type="float">
            <text:p><text:s text:c="3"/>618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2" calcext:value-type="float">
            <text:p><text:s text:c="3"/>2.62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238" calcext:value-type="float">
            <text:p><text:s text:c="3"/>238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7" office:value-type="float" office:value="-189" calcext:value-type="float">
            <text:p><text:s/>－189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4" calcext:value-type="float">
            <text:p><text:s/>－0.24 </text:p>
          </table:table-cell>
          <table:table-cell table:style-name="ce27" office:value-type="float" office:value="5992" calcext:value-type="float">
            <text:p><text:s text:c="3"/>5,992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4" calcext:value-type="float">
            <text:p><text:s text:c="3"/>7.64 </text:p>
          </table:table-cell>
          <table:table-cell table:style-name="ce27" office:value-type="float" office:value="6181" calcext:value-type="float">
            <text:p><text:s text:c="3"/>6,181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88" calcext:value-type="float">
            <text:p><text:s text:c="3"/>7.88 </text:p>
          </table:table-cell>
          <table:table-cell table:style-name="ce27" office:value-type="float" office:value="4121" calcext:value-type="float">
            <text:p><text:s text:c="3"/>4,121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26" calcext:value-type="float">
            <text:p><text:s text:c="3"/>5.26 </text:p>
          </table:table-cell>
          <table:table-cell table:style-name="ce27" office:value-type="float" office:value="2004" calcext:value-type="float">
            <text:p><text:s text:c="3"/>2,004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6" calcext:value-type="float">
            <text:p><text:s text:c="3"/>2.56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8" office:value-type="float" office:value="-79" calcext:value-type="float">
            <text:p><text:s/>－79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2.03" calcext:value-type="float">
            <text:p><text:s/>－2.03 </text:p>
          </table:table-cell>
          <table:table-cell table:style-name="ce28" office:value-type="float" office:value="287" calcext:value-type="float">
            <text:p><text:s text:c="3"/>287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37" calcext:value-type="float">
            <text:p><text:s text:c="3"/>7.37 </text:p>
          </table:table-cell>
          <table:table-cell table:style-name="ce28" office:value-type="float" office:value="366" calcext:value-type="float">
            <text:p><text:s text:c="3"/>366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" calcext:value-type="float">
            <text:p><text:s text:c="3"/>9.40 </text:p>
          </table:table-cell>
          <table:table-cell table:style-name="ce28" office:value-type="float" office:value="211" calcext:value-type="float">
            <text:p><text:s text:c="3"/>211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2" calcext:value-type="float">
            <text:p><text:s text:c="3"/>5.42 </text:p>
          </table:table-cell>
          <table:table-cell table:style-name="ce28" office:value-type="float" office:value="89" calcext:value-type="float">
            <text:p><text:s text:c="3"/>89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439" calcext:value-type="float">
            <text:p><text:s text:c="3"/>1,439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2" calcext:value-type="float">
            <text:p><text:s text:c="3"/>8.32 </text:p>
          </table:table-cell>
          <table:table-cell table:style-name="ce28" office:value-type="float" office:value="358" calcext:value-type="float">
            <text:p><text:s text:c="3"/>358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07" calcext:value-type="float">
            <text:p><text:s text:c="3"/>2.07 </text:p>
          </table:table-cell>
          <table:table-cell table:style-name="ce28" office:value-type="float" office:value="1322" calcext:value-type="float">
            <text:p><text:s text:c="3"/>1,322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4" calcext:value-type="float">
            <text:p><text:s text:c="3"/>7.64 </text:p>
          </table:table-cell>
          <table:table-cell table:style-name="ce28" office:value-type="float" office:value="964" calcext:value-type="float">
            <text:p><text:s text:c="3"/>964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7" calcext:value-type="float">
            <text:p><text:s text:c="3"/>5.57 </text:p>
          </table:table-cell>
          <table:table-cell table:style-name="ce28" office:value-type="float" office:value="1044" calcext:value-type="float">
            <text:p><text:s text:c="3"/>1,044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3" calcext:value-type="float">
            <text:p><text:s text:c="3"/>6.03 </text:p>
          </table:table-cell>
          <table:table-cell table:style-name="ce28" office:value-type="float" office:value="532" calcext:value-type="float">
            <text:p><text:s text:c="3"/>532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07" calcext:value-type="float">
            <text:p><text:s text:c="3"/>3.0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89" calcext:value-type="float">
            <text:p><text:s text:c="3"/>689 </text:p>
          </table:table-cell>
          <table:table-cell table:style-name="ce24" office:value-type="float" office:value="1.31" calcext:value-type="float">
            <text:p><text:s text:c="3"/>1.31 </text:p>
          </table:table-cell>
          <table:table-cell table:style-name="ce24" office:value-type="float" office:value="15.4" calcext:value-type="float">
            <text:p><text:s text:c="3"/>15.40 </text:p>
          </table:table-cell>
          <table:table-cell table:style-name="ce28" office:value-type="float" office:value="179" calcext:value-type="float">
            <text:p><text:s text:c="3"/>179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" calcext:value-type="float">
            <text:p><text:s text:c="3"/>4.00 </text:p>
          </table:table-cell>
          <table:table-cell table:style-name="ce28" office:value-type="float" office:value="469" calcext:value-type="float">
            <text:p><text:s text:c="3"/>469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7" calcext:value-type="float">
            <text:p><text:s text:c="3"/>10.47 </text:p>
          </table:table-cell>
          <table:table-cell table:style-name="ce28" office:value-type="float" office:value="290" calcext:value-type="float">
            <text:p><text:s text:c="3"/>290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8" calcext:value-type="float">
            <text:p><text:s text:c="3"/>6.48 </text:p>
          </table:table-cell>
          <table:table-cell table:style-name="ce28" office:value-type="float" office:value="248" calcext:value-type="float">
            <text:p><text:s text:c="3"/>248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4" calcext:value-type="float">
            <text:p><text:s text:c="3"/>5.54 </text:p>
          </table:table-cell>
          <table:table-cell table:style-name="ce28" office:value-type="float" office:value="112" calcext:value-type="float">
            <text:p><text:s text:c="3"/>11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59" calcext:value-type="float">
            <text:p><text:s text:c="3"/>159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32" calcext:value-type="float">
            <text:p><text:s text:c="3"/>3.32 </text:p>
          </table:table-cell>
          <table:table-cell table:style-name="ce28" office:value-type="float" office:value="48" calcext:value-type="float">
            <text:p><text:s text:c="3"/>48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1" calcext:value-type="float">
            <text:p><text:s text:c="3"/>1.00 </text:p>
          </table:table-cell>
          <table:table-cell table:style-name="ce28" office:value-type="float" office:value="466" calcext:value-type="float">
            <text:p><text:s text:c="3"/>466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72" calcext:value-type="float">
            <text:p><text:s text:c="3"/>9.72 </text:p>
          </table:table-cell>
          <table:table-cell table:style-name="ce28" office:value-type="float" office:value="418" calcext:value-type="float">
            <text:p><text:s text:c="3"/>418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72" calcext:value-type="float">
            <text:p><text:s text:c="3"/>8.72 </text:p>
          </table:table-cell>
          <table:table-cell table:style-name="ce28" office:value-type="float" office:value="277" calcext:value-type="float">
            <text:p><text:s text:c="3"/>277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28" office:value-type="float" office:value="116" calcext:value-type="float">
            <text:p><text:s text:c="3"/>116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02" calcext:value-type="float">
            <text:p><text:s/>－302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4" calcext:value-type="float">
            <text:p><text:s/>－2.74 </text:p>
          </table:table-cell>
          <table:table-cell table:style-name="ce28" office:value-type="float" office:value="112" calcext:value-type="float">
            <text:p><text:s text:c="3"/>112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28" office:value-type="float" office:value="937" calcext:value-type="float">
            <text:p><text:s text:c="3"/>937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5" calcext:value-type="float">
            <text:p><text:s text:c="3"/>8.50 </text:p>
          </table:table-cell>
          <table:table-cell table:style-name="ce28" office:value-type="float" office:value="825" calcext:value-type="float">
            <text:p><text:s text:c="3"/>825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48" calcext:value-type="float">
            <text:p><text:s text:c="3"/>7.48 </text:p>
          </table:table-cell>
          <table:table-cell table:style-name="ce28" office:value-type="float" office:value="527" calcext:value-type="float">
            <text:p><text:s text:c="3"/>527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78" calcext:value-type="float">
            <text:p><text:s text:c="3"/>4.78 </text:p>
          </table:table-cell>
          <table:table-cell table:style-name="ce28" office:value-type="float" office:value="210" calcext:value-type="float">
            <text:p><text:s text:c="3"/>210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07" calcext:value-type="float">
            <text:p><text:s/>－207 </text:p>
          </table:table-cell>
          <table:table-cell table:style-name="ce24" office:value-type="float" office:value="-0.4" calcext:value-type="float">
            <text:p><text:s/>－0.40 </text:p>
          </table:table-cell>
          <table:table-cell table:style-name="ce24" office:value-type="float" office:value="-4.7" calcext:value-type="float">
            <text:p><text:s/>－4.70 </text:p>
          </table:table-cell>
          <table:table-cell table:style-name="ce28" office:value-type="float" office:value="-92" calcext:value-type="float">
            <text:p><text:s/>－92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09" calcext:value-type="float">
            <text:p><text:s/>－2.09 </text:p>
          </table:table-cell>
          <table:table-cell table:style-name="ce28" office:value-type="float" office:value="286" calcext:value-type="float">
            <text:p><text:s text:c="3"/>286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9" calcext:value-type="float">
            <text:p><text:s text:c="3"/>6.49 </text:p>
          </table:table-cell>
          <table:table-cell table:style-name="ce28" office:value-type="float" office:value="378" calcext:value-type="float">
            <text:p><text:s text:c="3"/>378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58" calcext:value-type="float">
            <text:p><text:s text:c="3"/>8.58 </text:p>
          </table:table-cell>
          <table:table-cell table:style-name="ce28" office:value-type="float" office:value="219" calcext:value-type="float">
            <text:p><text:s text:c="3"/>219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7" calcext:value-type="float">
            <text:p><text:s text:c="3"/>4.97 </text:p>
          </table:table-cell>
          <table:table-cell table:style-name="ce28" office:value-type="float" office:value="112" calcext:value-type="float">
            <text:p><text:s text:c="3"/>11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89" calcext:value-type="float">
            <text:p><text:s/>－289 </text:p>
          </table:table-cell>
          <table:table-cell table:style-name="ce24" office:value-type="float" office:value="-0.41" calcext:value-type="float">
            <text:p><text:s/>－0.41 </text:p>
          </table:table-cell>
          <table:table-cell table:style-name="ce24" office:value-type="float" office:value="-4.8" calcext:value-type="float">
            <text:p><text:s/>－4.80 </text:p>
          </table:table-cell>
          <table:table-cell table:style-name="ce28" office:value-type="float" office:value="-196" calcext:value-type="float">
            <text:p><text:s/>－196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25" calcext:value-type="float">
            <text:p><text:s/>－3.25 </text:p>
          </table:table-cell>
          <table:table-cell table:style-name="ce28" office:value-type="float" office:value="435" calcext:value-type="float">
            <text:p><text:s text:c="3"/>435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22" calcext:value-type="float">
            <text:p><text:s text:c="3"/>7.22 </text:p>
          </table:table-cell>
          <table:table-cell table:style-name="ce28" office:value-type="float" office:value="631" calcext:value-type="float">
            <text:p><text:s text:c="3"/>631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7" calcext:value-type="float">
            <text:p><text:s text:c="3"/>10.47 </text:p>
          </table:table-cell>
          <table:table-cell table:style-name="ce28" office:value-type="float" office:value="255" calcext:value-type="float">
            <text:p><text:s text:c="3"/>255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23" calcext:value-type="float">
            <text:p><text:s text:c="3"/>4.23 </text:p>
          </table:table-cell>
          <table:table-cell table:style-name="ce28" office:value-type="float" office:value="141" calcext:value-type="float">
            <text:p><text:s text:c="3"/>141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08" calcext:value-type="float">
            <text:p><text:s/>－308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4" office:value-type="float" office:value="-6.83" calcext:value-type="float">
            <text:p><text:s/>－6.83 </text:p>
          </table:table-cell>
          <table:table-cell table:style-name="ce28" office:value-type="float" office:value="-189" calcext:value-type="float">
            <text:p><text:s/>－189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19" calcext:value-type="float">
            <text:p><text:s/>－4.19 </text:p>
          </table:table-cell>
          <table:table-cell table:style-name="ce28" office:value-type="float" office:value="243" calcext:value-type="float">
            <text:p><text:s text:c="3"/>243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39" calcext:value-type="float">
            <text:p><text:s text:c="3"/>5.39 </text:p>
          </table:table-cell>
          <table:table-cell table:style-name="ce28" office:value-type="float" office:value="432" calcext:value-type="float">
            <text:p><text:s text:c="3"/>432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8" calcext:value-type="float">
            <text:p><text:s text:c="3"/>9.58 </text:p>
          </table:table-cell>
          <table:table-cell table:style-name="ce28" office:value-type="float" office:value="192" calcext:value-type="float">
            <text:p><text:s text:c="3"/>192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26" calcext:value-type="float">
            <text:p><text:s text:c="3"/>4.26 </text:p>
          </table:table-cell>
          <table:table-cell table:style-name="ce28" office:value-type="float" office:value="97" calcext:value-type="float">
            <text:p><text:s text:c="3"/>97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56" calcext:value-type="float">
            <text:p><text:s/>－556 </text:p>
          </table:table-cell>
          <table:table-cell table:style-name="ce24" office:value-type="float" office:value="-0.65" calcext:value-type="float">
            <text:p><text:s/>－0.65 </text:p>
          </table:table-cell>
          <table:table-cell table:style-name="ce24" office:value-type="float" office:value="-7.65" calcext:value-type="float">
            <text:p><text:s/>－7.65 </text:p>
          </table:table-cell>
          <table:table-cell table:style-name="ce28" office:value-type="float" office:value="-241" calcext:value-type="float">
            <text:p><text:s/>－241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32" calcext:value-type="float">
            <text:p><text:s/>－3.32 </text:p>
          </table:table-cell>
          <table:table-cell table:style-name="ce28" office:value-type="float" office:value="420" calcext:value-type="float">
            <text:p><text:s text:c="3"/>420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28" office:value-type="float" office:value="661" calcext:value-type="float">
            <text:p><text:s text:c="3"/>661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1" calcext:value-type="float">
            <text:p><text:s text:c="3"/>9.10 </text:p>
          </table:table-cell>
          <table:table-cell table:style-name="ce28" office:value-type="float" office:value="344" calcext:value-type="float">
            <text:p><text:s text:c="3"/>344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4" calcext:value-type="float">
            <text:p><text:s text:c="3"/>4.74 </text:p>
          </table:table-cell>
          <table:table-cell table:style-name="ce28" office:value-type="float" office:value="192" calcext:value-type="float">
            <text:p><text:s text:c="3"/>19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37" calcext:value-type="float">
            <text:p><text:s/>－137 </text:p>
          </table:table-cell>
          <table:table-cell table:style-name="ce24" office:value-type="float" office:value="-0.61" calcext:value-type="float">
            <text:p><text:s/>－0.61 </text:p>
          </table:table-cell>
          <table:table-cell table:style-name="ce24" office:value-type="float" office:value="-7.16" calcext:value-type="float">
            <text:p><text:s/>－7.16 </text:p>
          </table:table-cell>
          <table:table-cell table:style-name="ce28" office:value-type="float" office:value="-65" calcext:value-type="float">
            <text:p><text:s/>－65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4" calcext:value-type="float">
            <text:p><text:s/>－3.40 </text:p>
          </table:table-cell>
          <table:table-cell table:style-name="ce28" office:value-type="float" office:value="132" calcext:value-type="float">
            <text:p><text:s text:c="3"/>132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" calcext:value-type="float">
            <text:p><text:s text:c="3"/>6.90 </text:p>
          </table:table-cell>
          <table:table-cell table:style-name="ce28" office:value-type="float" office:value="197" calcext:value-type="float">
            <text:p><text:s text:c="3"/>197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29" calcext:value-type="float">
            <text:p><text:s text:c="3"/>10.29 </text:p>
          </table:table-cell>
          <table:table-cell table:style-name="ce28" office:value-type="float" office:value="76" calcext:value-type="float">
            <text:p><text:s text:c="3"/>76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3.97" calcext:value-type="float">
            <text:p><text:s text:c="3"/>3.97 </text:p>
          </table:table-cell>
          <table:table-cell table:style-name="ce28" office:value-type="float" office:value="63" calcext:value-type="float">
            <text:p><text:s text:c="3"/>63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39" office:value-type="float" office:value="3.29" calcext:value-type="float">
            <text:p><text:s text:c="3"/>3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66" calcext:value-type="float">
            <text:p><text:s/>－166 </text:p>
          </table:table-cell>
          <table:table-cell table:style-name="ce24" office:value-type="float" office:value="-0.5" calcext:value-type="float">
            <text:p><text:s/>－0.50 </text:p>
          </table:table-cell>
          <table:table-cell table:style-name="ce24" office:value-type="float" office:value="-5.84" calcext:value-type="float">
            <text:p><text:s/>－5.84 </text:p>
          </table:table-cell>
          <table:table-cell table:style-name="ce28" office:value-type="float" office:value="-77" calcext:value-type="float">
            <text:p><text:s/>－77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1" calcext:value-type="float">
            <text:p><text:s/>－2.71 </text:p>
          </table:table-cell>
          <table:table-cell table:style-name="ce28" office:value-type="float" office:value="219" calcext:value-type="float">
            <text:p><text:s text:c="3"/>21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71" calcext:value-type="float">
            <text:p><text:s text:c="3"/>7.71 </text:p>
          </table:table-cell>
          <table:table-cell table:style-name="ce28" office:value-type="float" office:value="296" calcext:value-type="float">
            <text:p><text:s text:c="3"/>296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2" calcext:value-type="float">
            <text:p><text:s text:c="3"/>10.42 </text:p>
          </table:table-cell>
          <table:table-cell table:style-name="ce28" office:value-type="float" office:value="145" calcext:value-type="float">
            <text:p><text:s text:c="3"/>145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11" calcext:value-type="float">
            <text:p><text:s text:c="3"/>5.11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11" calcext:value-type="float">
            <text:p><text:s text:c="3"/>111 </text:p>
          </table:table-cell>
          <table:table-cell table:style-name="ce24" office:value-type="float" office:value="1.12" calcext:value-type="float">
            <text:p><text:s text:c="3"/>1.12 </text:p>
          </table:table-cell>
          <table:table-cell table:style-name="ce24" office:value-type="float" office:value="13.16" calcext:value-type="float">
            <text:p><text:s text:c="3"/>13.16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82" calcext:value-type="float">
            <text:p><text:s text:c="3"/>7.82 </text:p>
          </table:table-cell>
          <table:table-cell table:style-name="ce28" office:value-type="float" office:value="65" calcext:value-type="float">
            <text:p><text:s text:c="3"/>65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7" calcext:value-type="float">
            <text:p><text:s text:c="3"/>7.70 </text:p>
          </table:table-cell>
          <table:table-cell table:style-name="ce28" office:value-type="float" office:value="29" calcext:value-type="float">
            <text:p><text:s text:c="3"/>29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44" calcext:value-type="float">
            <text:p><text:s text:c="3"/>3.44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48" calcext:value-type="float">
            <text:p><text:s/>－248 </text:p>
          </table:table-cell>
          <table:table-cell table:style-name="ce24" office:value-type="float" office:value="-0.66" calcext:value-type="float">
            <text:p><text:s/>－0.66 </text:p>
          </table:table-cell>
          <table:table-cell table:style-name="ce24" office:value-type="float" office:value="-7.76" calcext:value-type="float">
            <text:p><text:s/>－7.76 </text:p>
          </table:table-cell>
          <table:table-cell table:style-name="ce28" office:value-type="float" office:value="-90" calcext:value-type="float">
            <text:p><text:s/>－90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82" calcext:value-type="float">
            <text:p><text:s/>－2.82 </text:p>
          </table:table-cell>
          <table:table-cell table:style-name="ce28" office:value-type="float" office:value="165" calcext:value-type="float">
            <text:p><text:s text:c="3"/>165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7" calcext:value-type="float">
            <text:p><text:s text:c="3"/>5.17 </text:p>
          </table:table-cell>
          <table:table-cell table:style-name="ce28" office:value-type="float" office:value="255" calcext:value-type="float">
            <text:p><text:s text:c="3"/>255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7.99" calcext:value-type="float">
            <text:p><text:s text:c="3"/>7.99 </text:p>
          </table:table-cell>
          <table:table-cell table:style-name="ce28" office:value-type="float" office:value="187" calcext:value-type="float">
            <text:p><text:s text:c="3"/>187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6" calcext:value-type="float">
            <text:p><text:s text:c="3"/>5.86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" calcext:value-type="float">
            <text:p><text:s text:c="3"/>2.40 </text:p>
          </table:table-cell>
          <table:table-cell table:style-name="ce28" office:value-type="float" office:value="159" calcext:value-type="float">
            <text:p><text:s text:c="3"/>159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38" calcext:value-type="float">
            <text:p><text:s text:c="3"/>4.38 </text:p>
          </table:table-cell>
          <table:table-cell table:style-name="ce28" office:value-type="float" office:value="393" calcext:value-type="float">
            <text:p><text:s text:c="3"/>393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3" calcext:value-type="float">
            <text:p><text:s text:c="3"/>10.83 </text:p>
          </table:table-cell>
          <table:table-cell table:style-name="ce28" office:value-type="float" office:value="234" calcext:value-type="float">
            <text:p><text:s text:c="3"/>234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5" calcext:value-type="float">
            <text:p><text:s text:c="3"/>6.45 </text:p>
          </table:table-cell>
          <table:table-cell table:style-name="ce28" office:value-type="float" office:value="252" calcext:value-type="float">
            <text:p><text:s text:c="3"/>252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5" calcext:value-type="float">
            <text:p><text:s text:c="3"/>6.95 </text:p>
          </table:table-cell>
          <table:table-cell table:style-name="ce18" office:value-type="float" office:value="96" calcext:value-type="float">
            <text:p><text:s text:c="3"/>96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68" calcext:value-type="float">
            <text:p><text:s/>－68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5" calcext:value-type="float">
            <text:p><text:s/>－2.95 </text:p>
          </table:table-cell>
          <table:table-cell table:style-name="ce28" office:value-type="float" office:value="-17" calcext:value-type="float">
            <text:p><text:s/>－17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74" calcext:value-type="float">
            <text:p><text:s/>－0.74 </text:p>
          </table:table-cell>
          <table:table-cell table:style-name="ce28" office:value-type="float" office:value="152" calcext:value-type="float">
            <text:p><text:s text:c="3"/>152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" calcext:value-type="float">
            <text:p><text:s text:c="3"/>6.60 </text:p>
          </table:table-cell>
          <table:table-cell table:style-name="ce28" office:value-type="float" office:value="169" calcext:value-type="float">
            <text:p><text:s text:c="3"/>169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4" calcext:value-type="float">
            <text:p><text:s text:c="3"/>7.34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9" calcext:value-type="float">
            <text:p><text:s text:c="3"/>4.99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57" calcext:value-type="float">
            <text:p><text:s text:c="3"/>757 </text:p>
          </table:table-cell>
          <table:table-cell table:style-name="ce23" office:value-type="float" office:value="5.9" calcext:value-type="float">
            <text:p><text:s text:c="3"/>5.90 </text:p>
          </table:table-cell>
          <table:table-cell table:style-name="ce23" office:value-type="float" office:value="69.45" calcext:value-type="float">
            <text:p><text:s text:c="3"/>69.45 </text:p>
          </table:table-cell>
          <table:table-cell table:style-name="ce27" office:value-type="float" office:value="55" calcext:value-type="float">
            <text:p><text:s text:c="3"/>55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03" calcext:value-type="float">
            <text:p><text:s text:c="3"/>5.03 </text:p>
          </table:table-cell>
          <table:table-cell table:style-name="ce27" office:value-type="float" office:value="107" calcext:value-type="float">
            <text:p><text:s text:c="3"/>107 </text:p>
          </table:table-cell>
          <table:table-cell table:style-name="ce23" office:value-type="float" office:value="0.83" calcext:value-type="float">
            <text:p><text:s text:c="3"/>0.83 </text:p>
          </table:table-cell>
          <table:table-cell table:style-name="ce23" office:value-type="float" office:value="9.79" calcext:value-type="float">
            <text:p><text:s text:c="3"/>9.79 </text:p>
          </table:table-cell>
          <table:table-cell table:style-name="ce27" office:value-type="float" office:value="52" calcext:value-type="float">
            <text:p><text:s text:c="3"/>52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76" calcext:value-type="float">
            <text:p><text:s text:c="3"/>4.76 </text:p>
          </table:table-cell>
          <table:table-cell table:style-name="ce27" office:value-type="float" office:value="39" calcext:value-type="float">
            <text:p><text:s text:c="3"/>39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57" calcext:value-type="float">
            <text:p><text:s text:c="3"/>3.57 </text:p>
          </table:table-cell>
          <table:table-cell table:style-name="ce17" office:value-type="float" office:value="7" calcext:value-type="float">
            <text:p><text:s text:c="3"/>7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38" office:value-type="float" office:value="0.64" calcext:value-type="float">
            <text:p><text:s text:c="3"/>0.64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59" calcext:value-type="float">
            <text:p><text:s text:c="3"/>659 </text:p>
          </table:table-cell>
          <table:table-cell table:style-name="ce25" office:value-type="float" office:value="5.65" calcext:value-type="float">
            <text:p><text:s text:c="3"/>5.65 </text:p>
          </table:table-cell>
          <table:table-cell table:style-name="ce25" office:value-type="float" office:value="66.56" calcext:value-type="float">
            <text:p><text:s text:c="3"/>66.56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31" office:value-type="float" office:value="0.49" calcext:value-type="float">
            <text:p><text:s text:c="3"/>0.49 </text:p>
          </table:table-cell>
          <table:table-cell table:style-name="ce31" office:value-type="float" office:value="5.74" calcext:value-type="float">
            <text:p><text:s text:c="3"/>5.74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31" office:value-type="float" office:value="0.84" calcext:value-type="float">
            <text:p><text:s text:c="3"/>0.84 </text:p>
          </table:table-cell>
          <table:table-cell table:style-name="ce31" office:value-type="float" office:value="9.87" calcext:value-type="float">
            <text:p><text:s text:c="3"/>9.87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31" office:value-type="float" office:value="0.35" calcext:value-type="float">
            <text:p><text:s text:c="3"/>0.35 </text:p>
          </table:table-cell>
          <table:table-cell table:style-name="ce31" office:value-type="float" office:value="4.13" calcext:value-type="float">
            <text:p><text:s text:c="3"/>4.13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31" office:value-type="float" office:value="0.32" calcext:value-type="float">
            <text:p><text:s text:c="3"/>0.32 </text:p>
          </table:table-cell>
          <table:table-cell table:style-name="ce31" office:value-type="float" office:value="3.73" calcext:value-type="float">
            <text:p><text:s text:c="3"/>3.73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31" office:value-type="float" office:value="0.06" calcext:value-type="float">
            <text:p><text:s text:c="3"/>0.06 </text:p>
          </table:table-cell>
          <table:table-cell table:style-name="ce40" office:value-type="float" office:value="0.71" calcext:value-type="float">
            <text:p><text:s text:c="3"/>0.71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98" calcext:value-type="float">
            <text:p><text:s text:c="3"/>98 </text:p>
          </table:table-cell>
          <table:table-cell table:style-name="ce24" office:value-type="float" office:value="8.33" calcext:value-type="float">
            <text:p><text:s text:c="3"/>8.33 </text:p>
          </table:table-cell>
          <table:table-cell table:style-name="ce24" office:value-type="float" office:value="98.03" calcext:value-type="float">
            <text:p><text:s text:c="3"/>98.03 </text:p>
          </table:table-cell>
          <table:table-cell table:style-name="ce28" office:value-type="float" office:value="-2" calcext:value-type="float">
            <text:p><text:s/>－2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1.99" calcext:value-type="float">
            <text:p><text:s/>－1.99 </text:p>
          </table:table-cell>
          <table:table-cell table:style-name="ce28" office:value-type="float" office:value="9" calcext:value-type="float">
            <text:p><text:s text:c="3"/>9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7" calcext:value-type="float">
            <text:p><text:s text:c="3"/>8.97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0.96" calcext:value-type="float">
            <text:p><text:s text:c="3"/>10.96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1.99" calcext:value-type="float">
            <text:p><text:s text:c="3"/>1.99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8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08-02T16:09:18</dc:date>
    <meta:print-date>2013-08-02T16:08:5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